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6300000163111DCC9AFCADDBCF.png" manifest:media-type="image/png"/>
  <manifest:file-entry manifest:full-path="Pictures/100000000000006400000064BC6BDB7D7E821638.png" manifest:media-type="image/png"/>
  <manifest:file-entry manifest:full-path="Pictures/100002010000006C0000006CD371F69A3C176542.png" manifest:media-type="image/png"/>
  <manifest:file-entry manifest:full-path="Pictures/100022F500000B2200000B22AD7D7258FE3A8002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2" text:anchor-type="paragraph" svg:x="0.464cm" svg:y="8.599cm" svg:width="6.824cm" svg:height="6.824cm" draw:z-index="0"><draw:image xlink:href="Pictures/100022F500000B2200000B22AD7D7258FE3A8002.svg" xlink:type="simple" xlink:show="embed" xlink:actuate="onLoad"/><draw:image xlink:href="Pictures/100002010000006C0000006CD371F69A3C176542.png" xlink:type="simple" xlink:show="embed" xlink:actuate="onLoad"/></draw:frame><draw:frame draw:style-name="fr1" draw:name="Image3" text:anchor-type="paragraph" svg:x="11.086cm" svg:y="0.661cm" svg:width="6.893cm" svg:height="6.893cm" draw:z-index="1"><draw:image xlink:href="Pictures/100000000000006400000064BC6BDB7D7E821638.png" xlink:type="simple" xlink:show="embed" xlink:actuate="onLoad"/></draw:frame><draw:frame draw:style-name="fr1" draw:name="Image5" text:anchor-type="paragraph" svg:x="0.517cm" svg:y="0.741cm" svg:width="6.867cm" svg:height="6.867cm" draw:z-index="2"><draw:image xlink:href="Pictures/100002010000016300000163111DCC9AFCADDBCF.png" xlink:type="simple" xlink:show="embed" xlink:actuate="onLoad"/></draw:frame><draw:frame draw:style-name="fr1" draw:name="Image1" text:anchor-type="paragraph" svg:x="11.206cm" svg:y="8.916cm" svg:width="6.824cm" svg:height="6.824cm" draw:z-index="3"><draw:image xlink:href="Pictures/100022F500000B2200000B22AD7D7258FE3A8002.svg" xlink:type="simple" xlink:show="embed" xlink:actuate="onLoad"/><draw:image xlink:href="Pictures/100002010000006C0000006CD371F69A3C176542.png" xlink:type="simple" xlink:show="embed" xlink:actuate="onLoad"/></draw:frame><draw:frame draw:style-name="fr1" draw:name="Image4" text:anchor-type="paragraph" svg:x="0.517cm" svg:y="17.251cm" svg:width="6.867cm" svg:height="6.867cm" draw:z-index="4"><draw:image xlink:href="Pictures/100002010000016300000163111DCC9AFCADDBCF.png" xlink:type="simple" xlink:show="embed" xlink:actuate="onLoad"/></draw:frame><draw:frame draw:style-name="fr1" draw:name="Image6" text:anchor-type="paragraph" svg:x="10.98cm" svg:y="17.33cm" svg:width="6.893cm" svg:height="6.893cm" draw:z-index="5"><draw:image xlink:href="Pictures/100000000000006400000064BC6BDB7D7E82163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31T09:13:33.123548253</meta:creation-date>
    <dc:date>2018-12-31T09:18:59.310694908</dc:date>
    <meta:editing-duration>PT5M26S</meta:editing-duration>
    <meta:editing-cycles>1</meta:editing-cycles>
    <meta:document-statistic meta:table-count="0" meta:image-count="6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